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table:align="margins" fo:margin="0.1in"/>
    </style:style>
    <style:style style:name="T2" style:family="table">
      <style:table-properties table:align="margins" fo:margin="0.5in"/>
    </style:style>
    <style:style style:name="T3" style:family="table">
      <style:table-properties table:align="margins" fo:margin="1in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the margin of 0.1 inch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margin of 0.5 inch.</text:p>
      <table:table table:name="Table2" table:style-name="T2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margin of 1 inch.</text:p>
      <table:table table:name="Table3" table:style-name="T3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